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0000"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ff0000" style:font-name="Arial" fo:font-size="10pt" style:font-size-asian="10pt" style:font-size-complex="10pt"/>
    </style:style>
    <style:style style:name="P1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3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-asian="Courier New" style:font-name-complex="Courier New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000000" style:font-name="Arial" style:font-name-asian="Courier New" style:font-name-complex="Courier New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8" style:family="text">
      <style:text-properties fo:color="#0000c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557f5f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00ae00"/>
    </style:style>
    <style:style style:name="T16" style:family="text">
      <style:text-properties fo:color="#00ae00" style:text-underline-style="solid" style:text-underline-width="auto" style:text-underline-color="font-color"/>
    </style:style>
    <style:style style:name="T17" style:family="text">
      <style:text-properties fo:color="#00ae00" fo:font-weight="bold" style:font-weight-asian="bold" style:font-weight-complex="bold"/>
    </style:style>
    <style:style style:name="T18" style:family="text">
      <style:text-properties fo:color="#00ae00" style:font-name="Courier New"/>
    </style:style>
    <style:style style:name="T19" style:family="text">
      <style:text-properties fo:color="#3f55bf"/>
    </style:style>
    <style:style style:name="T20" style:family="text">
      <style:text-properties fo:color="#896612"/>
    </style:style>
    <style:style style:name="T21" style:family="text">
      <style:text-properties fo:color="#008080"/>
    </style:style>
    <style:style style:name="T22" style:family="text">
      <style:text-properties fo:color="#3f7f7f"/>
    </style:style>
    <style:style style:name="T23" style:family="text">
      <style:text-properties fo:color="#7f007f"/>
    </style:style>
    <style:style style:name="T24" style:family="text">
      <style:text-properties fo:color="#2a00ff" fo:font-style="italic" style:font-style-asian="italic" style:font-style-complex="italic"/>
    </style:style>
    <style:style style:name="T25" style:family="text">
      <style:text-properties fo:color="#808080"/>
    </style:style>
    <style:style style:name="T26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Na stronie głównej wyświetlamy wszystkie rekordy z bazy</text:p>
      <text:p text:style-name="P5"><text:tab/></text:p>
      <text:p text:style-name="P5"><text:tab/>\\src\Ens\JobeetBundle\Controller\JobController.php</text:p>
      <text:p text:style-name="P5"/>
      <text:p text:style-name="P2"><text:span text:style-name="T6">class </text:span><text:span text:style-name="T1">JobController </text:span><text:span text:style-name="T6">extends </text:span><text:span text:style-name="T1">Controller</text:span></text:p>
      <text:p text:style-name="P17">{</text:p>
      <text:p text:style-name="P19"/>
      <text:p text:style-name="P15"><text:span text:style-name="T1"><text:s text:c="4"/></text:span><text:span text:style-name="T6">public function </text:span><text:span text:style-name="T1">indexAction()</text:span></text:p>
      <text:p text:style-name="P17"><text:s text:c="4"/>{</text:p>
      <text:p text:style-name="P17"><text:s text:c="8"/>$em = $this-&gt;getDoctrine()-&gt;getManager();</text:p>
      <text:p text:style-name="P15"/>
      <text:p text:style-name="P15"><text:span text:style-name="T1"><text:s text:c="8"/>$entities = $em-&gt;getRepository(</text:span><text:span text:style-name="T8">'EnsJobeetBundle:Job'</text:span><text:span text:style-name="T1">)-&gt;findAll();</text:span></text:p>
      <text:p text:style-name="P15"/>
      <text:p text:style-name="P15"><text:span text:style-name="T1"><text:s text:c="8"/></text:span><text:span text:style-name="T6">return </text:span><text:span text:style-name="T1">$this-&gt;render(</text:span><text:span text:style-name="T8">'EnsJobeetBundle:Job:index.html.twig'</text:span><text:span text:style-name="T1">, </text:span><text:span text:style-name="T6">array</text:span><text:span text:style-name="T1">(</text:span></text:p>
      <text:p text:style-name="P15"><text:span text:style-name="T1"><text:s text:c="12"/></text:span><text:span text:style-name="T8">'entities' </text:span><text:span text:style-name="T1">=&gt; $entities,</text:span></text:p>
      <text:p text:style-name="P17"><text:s text:c="8"/>));</text:p>
      <text:p text:style-name="P17"><text:s text:c="4"/>}</text:p>
      <text:p text:style-name="P17">//....</text:p>
      <text:p text:style-name="P17">}</text:p>
      <text:p text:style-name="P1"/>
      <text:p text:style-name="P1">2. Przerabiamy metodę <text:s/><text:span text:style-name="T3">indexAction(), </text:span><text:span text:style-name="T4">aby wyświetlić ostatnio dodane ofery:</text:span></text:p>
      <text:p text:style-name="P4"/>
      <text:p text:style-name="P2"><text:span text:style-name="T6">class </text:span><text:span text:style-name="T1">JobController </text:span><text:span text:style-name="T6">extends </text:span><text:span text:style-name="T1">Controller</text:span></text:p>
      <text:p text:style-name="P17">{</text:p>
      <text:p text:style-name="P19"/>
      <text:p text:style-name="P15"><text:span text:style-name="T1"><text:s text:c="4"/></text:span><text:span text:style-name="T6">public function </text:span><text:span text:style-name="T1">indexAction()</text:span></text:p>
      <text:p text:style-name="P17"><text:s text:c="4"/>{</text:p>
      <text:p text:style-name="P17"><text:s text:c="8"/>$em = $this-&gt;getDoctrine()-&gt;getManager();</text:p>
      <text:p text:style-name="P15"/>
      <text:p text:style-name="P15"><text:span text:style-name="T1"><text:s text:c="8"/></text:span><text:span text:style-name="T13">//$entities = $em-&gt;getRepository('EnsJobeetBundle:Job')-&gt;findAll();</text:span></text:p>
      <text:p text:style-name="P17"><text:s text:c="8"/></text:p>
      <text:p text:style-name="P20"><text:s text:c="8"/>$query = $em-&gt;createQuery('SELECT j FROM EnsJobeetBundle:Job j WHERE j.created_at &gt; :date')</text:p>
      <text:p text:style-name="P20"><text:s text:c="8"/><text:tab/>-&gt;setParameter('date', date('Y-m-d H:i:s', time() - 86400 * 30));</text:p>
      <text:p text:style-name="P20"><text:s text:c="8"/></text:p>
      <text:p text:style-name="P20"><text:s text:c="8"/>$entities = $query-&gt;getResult();</text:p>
      <text:p text:style-name="P15"/>
      <text:p text:style-name="P15"><text:span text:style-name="T1"><text:s text:c="8"/></text:span><text:span text:style-name="T6">return </text:span><text:span text:style-name="T1">$this-&gt;render(</text:span><text:span text:style-name="T8">'EnsJobeetBundle:Job:index.html.twig'</text:span><text:span text:style-name="T1">, </text:span><text:span text:style-name="T6">array</text:span><text:span text:style-name="T1">(</text:span></text:p>
      <text:p text:style-name="P15"><text:span text:style-name="T1"><text:s text:c="12"/></text:span><text:span text:style-name="T8">'entities' </text:span><text:span text:style-name="T1">=&gt; $entities,</text:span></text:p>
      <text:p text:style-name="P17"><text:s text:c="8"/>));</text:p>
      <text:p text:style-name="P17"><text:s text:c="4"/>}</text:p>
      <text:p text:style-name="P17">//....</text:p>
      <text:p text:style-name="P18">}</text:p>
      <text:p text:style-name="P1"/>
      <text:p text:style-name="P1">3. Wartość pola <text:span text:style-name="T3">expires </text:span>nie może być pusta dodamy metodę, która automatycznie bedzie wypełniać rekod danymi w momęcie dodania zlecenia:</text:p>
      <text:p text:style-name="P1"/>
      <text:p text:style-name="P2"># src/Ens/JobeetBundle/Resources/config/doctrine/Job.orm.yml</text:p>
      <text:p text:style-name="P15">Ens\JobeetBundle\Entity\Job:</text:p>
      <text:p text:style-name="P15"><text:s text:c="2"/>type: entity</text:p>
      <text:p text:style-name="P15"><text:s text:c="2"/>table: job</text:p>
      <text:p text:style-name="P15"/>
      <text:p text:style-name="P15">...</text:p>
      <text:p text:style-name="P15"/>
      <text:p text:style-name="P15"><text:s text:c="2"/>lifecycleCallbacks:</text:p>
      <text:p text:style-name="P15"><text:s text:c="4"/>prePersist: [ setCreatedAtValue, <text:span text:style-name="T15">setExpiresAtValue</text:span> ]</text:p>
      <text:p text:style-name="P15"><text:s text:c="4"/>preUpdate: [ setUpdatedAtValue ]</text:p>
      <text:p text:style-name="P1"/>
      <text:p text:style-name="P1"/>
      <text:p text:style-name="P1">4. Dodanie nowej funkcji za pomocą polecenia:</text:p>
      <text:p text:style-name="P1"/>
      <text:p text:style-name="P1"><text:tab/><text:span text:style-name="T10">php app/console doctrine:generate:entities EnsJobeetBundle</text:span></text:p>
      <text:p text:style-name="P1"/>
      <text:p text:style-name="P1"><text:soft-page-break/>5. Dodanie nowej metody, która wypełniać pole <text:span text:style-name="T3">expires </text:span>w momęcie dodawania nowego rekordu lub wczytwania plików z fixtures:</text:p>
      <text:p text:style-name="P10"/>
      <text:p text:style-name="P10"/>
      <text:p text:style-name="P2"><text:span text:style-name="T6">class </text:span><text:span text:style-name="T1">Job</text:span></text:p>
      <text:p text:style-name="P17">{</text:p>
      <text:p text:style-name="P17">...</text:p>
      <text:p text:style-name="P8"><text:s text:c="4"/><text:span text:style-name="T11">public function </text:span>setExpiresAtValue()</text:p>
      <text:p text:style-name="P20"><text:s text:c="4"/>{</text:p>
      <text:p text:style-name="P20"><text:s text:c="6"/><text:span text:style-name="T11">if</text:span>(!$this-&gt;getExpiresAt())</text:p>
      <text:p text:style-name="P20"><text:s text:c="6"/>{</text:p>
      <text:p text:style-name="P20"><text:s text:c="8"/>$now = $this-&gt;getCreatedAt() ? $this-&gt;getCreatedAt()-&gt;format('U') : time();</text:p>
      <text:p text:style-name="P20"><text:s text:c="8"/>$this-&gt;expires_at = <text:span text:style-name="T11">new </text:span>\DateTime(date('Y-m-d H:i:s', $now + 86400 * 30));</text:p>
      <text:p text:style-name="P20"><text:s text:c="6"/>}</text:p>
      <text:p text:style-name="P17"><text:span text:style-name="T15"><text:s text:c="4"/>}</text:span> <text:s text:c="2"/></text:p>
      <text:p text:style-name="P17">}</text:p>
      <text:p text:style-name="P1"/>
      <text:p text:style-name="P1">6. Przerabiamy metodę <text:s/><text:span text:style-name="T3">indexAction(), </text:span><text:span text:style-name="T4">aby wyświetlić tylko aktywne oferty, które nie są przedawnione:</text:span></text:p>
      <text:p text:style-name="P4"/>
      <text:p text:style-name="P2"><text:span text:style-name="T6">class </text:span><text:span text:style-name="T1">JobController </text:span><text:span text:style-name="T6">extends </text:span><text:span text:style-name="T1">Controller</text:span></text:p>
      <text:p text:style-name="P17">{</text:p>
      <text:p text:style-name="P19"/>
      <text:p text:style-name="P15"><text:span text:style-name="T1"><text:s text:c="4"/></text:span><text:span text:style-name="T6">public function </text:span><text:span text:style-name="T1">indexAction()</text:span></text:p>
      <text:p text:style-name="P17"><text:s text:c="4"/>{</text:p>
      <text:p text:style-name="P17"><text:s text:c="8"/>$em = $this-&gt;getDoctrine()-&gt;getManager();</text:p>
      <text:p text:style-name="P15"/>
      <text:p text:style-name="P15"><text:span text:style-name="T1"><text:s text:c="8"/></text:span><text:span text:style-name="T12">//$entities = $em-&gt;getRepository('EnsJobeetBundle:Job')-&gt;findAll();</text:span></text:p>
      <text:p text:style-name="P17"><text:s text:c="8"/></text:p>
      <text:p text:style-name="P20"><text:s text:c="8"/>$query = $em-&gt;createQuery('SELECT j FROM EnsJobeetBundle:Job j WHERE j.expires_at &gt; :date')</text:p>
      <text:p text:style-name="P20"><text:s text:c="8"/><text:tab/>-&gt;setParameter('date', date('Y-m-d H:i:s', time() - 86400 * 30));</text:p>
      <text:p text:style-name="P17"><text:s text:c="8"/></text:p>
      <text:p text:style-name="P17"><text:s text:c="8"/>$entities = $query-&gt;getResult();</text:p>
      <text:p text:style-name="P15"/>
      <text:p text:style-name="P15"><text:span text:style-name="T1"><text:s text:c="8"/></text:span><text:span text:style-name="T6">return </text:span><text:span text:style-name="T1">$this-&gt;render(</text:span><text:span text:style-name="T8">'EnsJobeetBundle:Job:index.html.twig'</text:span><text:span text:style-name="T1">, </text:span><text:span text:style-name="T6">array</text:span><text:span text:style-name="T1">(</text:span></text:p>
      <text:p text:style-name="P15"><text:span text:style-name="T1"><text:s text:c="12"/></text:span><text:span text:style-name="T8">'entities' </text:span><text:span text:style-name="T1">=&gt; $entities,</text:span></text:p>
      <text:p text:style-name="P17"><text:s text:c="8"/>));</text:p>
      <text:p text:style-name="P17"><text:s text:c="4"/>}</text:p>
      <text:p text:style-name="P17">//....</text:p>
      <text:p text:style-name="P18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Dodanie do fixture oferty, która wygasła (nie ustawiamy zmiennej <text:span text:style-name="T3">expires</text:span>, która zostanie dodana automatycznie dzięki metodzie z puktu 5):</text:p>
      <text:p text:style-name="P1"/>
      <text:p text:style-name="P1">// src/Ens/JobeetBundle/DataFixtures/ORM/LoadJobData.php</text:p>
      <text:p text:style-name="P1">// ...</text:p>
      <text:p text:style-name="P1"><text:s/></text:p>
      <text:p text:style-name="P13">/* usuwamy rekordy */</text:p>
      <text:p text:style-name="P11">//$job_sensio_labs-&gt;setExpiresAt(new \DateTime('2013-10-10'));</text:p>
      <text:p text:style-name="P4">// ...</text:p>
      <text:p text:style-name="P11">//$job_extreme_sensio-&gt;setExpiresAt(new \DateTime('2013-10-10'));</text:p>
      <text:p text:style-name="P1">// ...</text:p>
      <text:p text:style-name="P1"/>
      <text:p text:style-name="P9">/* dodanie oferty która wygasła */</text:p>
      <text:p text:style-name="P1"/>
      <text:p text:style-name="P2"><text:span text:style-name="T1"><text:s text:c="4"/>$job_expired = </text:span><text:span text:style-name="T6">new </text:span><text:span text:style-name="T1">Job();</text:span></text:p>
      <text:p text:style-name="P15"><text:span text:style-name="T1"><text:s text:c="4"/>$job_expired-&gt;setCategory($em-&gt;merge($this-&gt;getReference(</text:span><text:span text:style-name="T8">'category-programming'</text:span><text:span text:style-name="T1">)));</text:span></text:p>
      <text:p text:style-name="P15"><text:span text:style-name="T1"><text:s text:c="4"/>$job_expired-&gt;setType(</text:span><text:span text:style-name="T8">'full-time'</text:span><text:span text:style-name="T1">);</text:span></text:p>
      <text:p text:style-name="P15"><text:span text:style-name="T1"><text:s text:c="4"/>$job_expired-&gt;setCompany(</text:span><text:span text:style-name="T8">'Sensio Labs'</text:span><text:span text:style-name="T1">);</text:span></text:p>
      <text:p text:style-name="P15"><text:span text:style-name="T1"><text:s text:c="4"/>$job_expired-&gt;setLogo(</text:span><text:span text:style-name="T8">'sensio-labs.gif'</text:span><text:span text:style-name="T1">);</text:span></text:p>
      <text:p text:style-name="P15"><text:span text:style-name="T1"><text:s text:c="4"/>$job_expired-&gt;setUrl(</text:span><text:span text:style-name="T8">'http://www.sensiolabs.com/'</text:span><text:span text:style-name="T1">);</text:span></text:p>
      <text:p text:style-name="P15"><text:span text:style-name="T1"><text:s text:c="4"/>$job_expired-&gt;setPosition(</text:span><text:span text:style-name="T8">'Web Developer Expired'</text:span><text:span text:style-name="T1">);</text:span></text:p>
      <text:p text:style-name="P15"><text:span text:style-name="T1"><text:s text:c="4"/>$job_expired-&gt;setLocation(</text:span><text:span text:style-name="T8">'Paris, France'</text:span><text:span text:style-name="T1">);</text:span></text:p>
      <text:p text:style-name="P15"><text:span text:style-name="T1"><text:s text:c="4"/>$job_expired-&gt;setDescription(</text:span><text:span text:style-name="T8">'Lorem ipsum dolor sit amet, consectetur adipisicing elit.'</text:span><text:span text:style-name="T1">);</text:span></text:p>
      <text:p text:style-name="P15"><text:span text:style-name="T1"><text:s text:c="4"/>$job_expired-&gt;setHowToApply(</text:span><text:span text:style-name="T8">'Send your resume to lorem.ipsum [at] dolor.sit'</text:span><text:span text:style-name="T1">);</text:span></text:p>
      <text:p text:style-name="P15"><text:span text:style-name="T1"><text:s text:c="4"/>$job_expired-&gt;setIsPublic(</text:span><text:span text:style-name="T6">true</text:span><text:span text:style-name="T1">);</text:span></text:p>
      <text:p text:style-name="P15"><text:span text:style-name="T1"><text:s text:c="4"/>$job_expired-&gt;setIsActivated(</text:span><text:span text:style-name="T6">true</text:span><text:span text:style-name="T1">);</text:span></text:p>
      <text:p text:style-name="P15"><text:span text:style-name="T1"><text:s text:c="4"/>$job_expired-&gt;setToken(</text:span><text:span text:style-name="T8">'job_expired'</text:span><text:span text:style-name="T1">);</text:span></text:p>
      <text:p text:style-name="P15"><text:span text:style-name="T1"><text:s text:c="4"/>$job_expired-&gt;setEmail(</text:span><text:span text:style-name="T8">'job@example.com'</text:span><text:span text:style-name="T1">);</text:span></text:p>
      <text:p text:style-name="P16"><text:span text:style-name="T2"><text:s text:c="4"/>$job_expired-&gt;setCreatedAt(</text:span><text:span text:style-name="T7">new </text:span><text:span text:style-name="T2">\DateTime('2005-12-01'));</text:span></text:p>
      <text:p text:style-name="P1"><text:s/></text:p>
      <text:p text:style-name="P1">// ...</text:p>
      <text:p text:style-name="P1"><text:s/></text:p>
      <text:p text:style-name="P3">$em-&gt;persist(<text:span text:style-name="T9">$job_expired</text:span>);</text:p>
      <text:p text:style-name="P3"/>
      <text:p text:style-name="P3"/>
      <text:p text:style-name="P4">2. Załadowanie danych do tabel:</text:p>
      <text:p text:style-name="P4"/>
      <text:p text:style-name="P4"><text:tab/><text:span text:style-name="T10">php app/console doctrine:fixtures:load</text:span></text:p>
      <text:p text:style-name="P14"/>
      <text:p text:style-name="P6"/>
      <text:p text:style-name="P6"/>
      <text:p text:style-name="P6"/>
      <text:p text:style-name="P6"/>
      <text:p text:style-name="P6"/>
      <text:p text:style-name="P6">Refactoring</text:p>
      <text:p text:style-name="P6"/>
      <text:p text:style-name="P5">1. Do pliku dodajemy następujacy wpis</text:p>
      <text:p text:style-name="P5"/>
      <text:p text:style-name="P7"># <text:span text:style-name="T5">src</text:span>/<text:span text:style-name="T5">Ens</text:span>/JobeetBundle/Resources/<text:span text:style-name="T5">config</text:span>/doctrine/Job.orm.yml</text:p>
      <text:p text:style-name="P15"><text:span text:style-name="T5">Ens</text:span>\JobeetBundle\Entity\Job:</text:p>
      <text:p text:style-name="P15"><text:s text:c="2"/>type: entity</text:p>
      <text:p text:style-name="P15"><text:s text:c="2"/><text:span text:style-name="T15">repositoryClass: </text:span><text:span text:style-name="T16">Ens</text:span><text:span text:style-name="T15">\JobeetBundle\Repository\JobRepository</text:span></text:p>
      <text:p text:style-name="P15"><text:s text:c="2"/>table: job</text:p>
      <text:p text:style-name="P5"><text:s text:c="2"/># ...</text:p>
      <text:p text:style-name="P5"/>
      <text:p text:style-name="P5">2. Utworzenie nowego katalogu <text:span text:style-name="T15">Repository</text:span> i klasy <text:span text:style-name="T15">JobRepository </text:span>za pomocą polecenia: </text:p>
      <text:p text:style-name="P5"/>
      <text:p text:style-name="P5"><text:tab/><text:span text:style-name="T10">php app/console doctrine:generate:entities EnsJobeetBundle</text:span></text:p>
      <text:p text:style-name="P5"/>
      <text:p text:style-name="P5"><text:soft-page-break/>3. W nowo powstałym pliku dodajemy metodę:</text:p>
      <text:p text:style-name="P5"/>
      <text:p text:style-name="P5">// src/Ens/JobeetBundle/Repository/JobRepository.php</text:p>
      <text:p text:style-name="P5"/>
      <text:p text:style-name="P12">&lt;?php</text:p>
      <text:p text:style-name="P15"/>
      <text:p text:style-name="P17">namespace <text:span text:style-name="T9">Ens</text:span>\JobeetBundle\Repository;</text:p>
      <text:p text:style-name="P15"/>
      <text:p text:style-name="P15"><text:span text:style-name="T6">use </text:span><text:span text:style-name="T5">Doctrine</text:span><text:span text:style-name="T1">\ORM\EntityRepository;</text:span></text:p>
      <text:p text:style-name="P15"/>
      <text:p text:style-name="P19">/**</text:p>
      <text:p text:style-name="P19"><text:s/>* JobRepository</text:p>
      <text:p text:style-name="P19"><text:s/>*</text:p>
      <text:p text:style-name="P19"><text:s/>* This class was generated by the Doctrine ORM. Add your own custom</text:p>
      <text:p text:style-name="P19"><text:s/>* repository methods below.</text:p>
      <text:p text:style-name="P19"><text:s/>*/</text:p>
      <text:p text:style-name="P15"><text:span text:style-name="T6">class </text:span><text:span text:style-name="T1">JobRepository </text:span><text:span text:style-name="T6">extends </text:span><text:span text:style-name="T1">EntityRepository</text:span></text:p>
      <text:p text:style-name="P17">{</text:p>
      <text:p text:style-name="P20"><text:s text:c="2"/><text:span text:style-name="T11">public function </text:span>getActiveJobs($category_id = <text:span text:style-name="T11">null</text:span>)</text:p>
      <text:p text:style-name="P20"><text:s text:c="2"/>{</text:p>
      <text:p text:style-name="P20"><text:s text:c="4"/>$qb = $this-&gt;createQueryBuilder('j')</text:p>
      <text:p text:style-name="P20"><text:s text:c="6"/>-&gt;where('j.expires_at &gt; :date')</text:p>
      <text:p text:style-name="P20"><text:s text:c="6"/>-&gt;setParameter('date', date('Y-m-d H:i:s', time()))</text:p>
      <text:p text:style-name="P20"><text:s text:c="6"/>-&gt;orderBy('j.expires_at', 'DESC');</text:p>
      <text:p text:style-name="P20"><text:s/></text:p>
      <text:p text:style-name="P20"><text:s text:c="4"/><text:span text:style-name="T11">if</text:span>($category_id)</text:p>
      <text:p text:style-name="P20"><text:s text:c="4"/>{</text:p>
      <text:p text:style-name="P20"><text:s text:c="6"/>$qb-&gt;andWhere('j.category = :category_id')</text:p>
      <text:p text:style-name="P20"><text:s text:c="9"/>-&gt;setParameter('category_id', $category_id);</text:p>
      <text:p text:style-name="P20"><text:s text:c="4"/>}</text:p>
      <text:p text:style-name="P20"><text:s/></text:p>
      <text:p text:style-name="P20"><text:s text:c="4"/>$query = $qb-&gt;getQuery();</text:p>
      <text:p text:style-name="P20"><text:s/></text:p>
      <text:p text:style-name="P20"><text:s text:c="4"/><text:span text:style-name="T11">return </text:span>$query-&gt;getResult();</text:p>
      <text:p text:style-name="P20"><text:s text:c="2"/>}</text:p>
      <text:p text:style-name="P17">}</text:p>
      <text:p text:style-name="P5"/>
      <text:p text:style-name="P5">5. Odchudzamy kontroler i modyfikujemy metodę indexAction() </text:p>
      <text:p text:style-name="P5"/>
      <text:p text:style-name="P5">src\Ens\JobeetBundle\Controller\JobController.php</text:p>
      <text:p text:style-name="P5"/>
      <text:p text:style-name="P7"><text:span text:style-name="T1"><text:s text:c="4"/></text:span><text:span text:style-name="T6">public function </text:span><text:span text:style-name="T1">indexAction()</text:span></text:p>
      <text:p text:style-name="P17"><text:s text:c="4"/>{</text:p>
      <text:p text:style-name="P17"><text:s text:c="8"/>$em = $this-&gt;getDoctrine()-&gt;getManager();</text:p>
      <text:p text:style-name="P17"/>
      <text:p text:style-name="P15"><text:span text:style-name="T1"><text:s text:c="8"/></text:span><text:span text:style-name="T15">$entities = $em-&gt;getRepository('EnsJobeetBundle:Job')-&gt;getActiveJobs();</text:span></text:p>
      <text:p text:style-name="P17"><text:s text:c="8"/></text:p>
      <text:p text:style-name="P17"><text:s text:c="8"/><text:span text:style-name="T13">$entities = $query-&gt;getResult();</text:span></text:p>
      <text:p text:style-name="P15"/>
      <text:p text:style-name="P15"><text:span text:style-name="T1"><text:s text:c="8"/></text:span><text:span text:style-name="T6">return </text:span><text:span text:style-name="T1">$this-&gt;render(</text:span><text:span text:style-name="T8">'EnsJobeetBundle:Job:index.html.twig'</text:span><text:span text:style-name="T1">, </text:span><text:span text:style-name="T6">array</text:span><text:span text:style-name="T1">(</text:span></text:p>
      <text:p text:style-name="P15"><text:span text:style-name="T1"><text:s text:c="12"/></text:span><text:span text:style-name="T8">'entities' </text:span><text:span text:style-name="T1">=&gt; $entities,</text:span></text:p>
      <text:p text:style-name="P17"><text:s text:c="8"/>));</text:p>
      <text:p text:style-name="P17"><text:s text:c="4"/>}</text:p>
      <text:p text:style-name="P35"><text:span text:style-name="T11">Posortowanie prac według kategorii</text:span></text:p>
      <text:p text:style-name="P34"/>
      <text:p text:style-name="P5">1. Do pliku dodajemy następujacy wpis</text:p>
      <text:p text:style-name="P7"/>
      <text:p text:style-name="P36"># src/Ens/JobeetBundle/Resources/config/doctrine/Category.orm.yml</text:p>
      <text:p text:style-name="P41">Ens\JobeetBundle\Entity\Category:</text:p>
      <text:p text:style-name="P41"><text:s text:c="2"/>type: entity</text:p>
      <text:p text:style-name="P41"><text:s text:c="2"/><text:span text:style-name="T15">repositoryClass: Ens\JobeetBundle\Repository\CategoryRepository</text:span></text:p>
      <text:p text:style-name="P41"><text:s text:c="2"/>table: category</text:p>
      <text:p text:style-name="P33"><text:s text:c="2"/>#...</text:p>
      <text:p text:style-name="P5"><text:soft-page-break/></text:p>
      <text:p text:style-name="P5">2. W katalogu <text:span text:style-name="T15">Repository</text:span> zotanie utowrzona klasa <text:span text:style-name="T15">JobRepository </text:span>za pomocą polecenia: </text:p>
      <text:p text:style-name="P5"/>
      <text:p text:style-name="P33"><text:tab/><text:span text:style-name="T10">php app/console doctrine:generate:entities EnsJobeetBundle</text:span></text:p>
      <text:p text:style-name="P33"><text:span text:style-name="T10"/></text:p>
      <text:p text:style-name="P5">3. W nowo powstałym pliku dodajemy metodę:</text:p>
      <text:p text:style-name="P5"/>
      <text:p text:style-name="P5">// src/Ens/JobeetBundle/Repository/CategoryRepository.php</text:p>
      <text:p text:style-name="P5"/>
      <text:p text:style-name="P12"><text:span text:style-name="T11">&lt;?php</text:span></text:p>
      <text:p text:style-name="P41"/>
      <text:p text:style-name="P27">namespace <text:span text:style-name="T9">Ens</text:span>\JobeetBundle\Repository;</text:p>
      <text:p text:style-name="P41"/>
      <text:p text:style-name="P41"><text:span text:style-name="T6">use </text:span><text:span text:style-name="T5">Doctrine</text:span><text:span text:style-name="T1">\ORM\EntityRepository;</text:span></text:p>
      <text:p text:style-name="P41"/>
      <text:p text:style-name="P39">/**</text:p>
      <text:p text:style-name="P39"><text:s/>* CategoryRepository</text:p>
      <text:p text:style-name="P39"><text:s/>*</text:p>
      <text:p text:style-name="P39"><text:s/>* This class was generated by the Doctrine ORM. Add your own custom</text:p>
      <text:p text:style-name="P39"><text:s/>* repository methods below.</text:p>
      <text:p text:style-name="P39"><text:s/>*/</text:p>
      <text:p text:style-name="P41"><text:span text:style-name="T6">class </text:span><text:span text:style-name="T1">CategoryRepository </text:span><text:span text:style-name="T6">extends </text:span><text:span text:style-name="T1">EntityRepository</text:span></text:p>
      <text:p text:style-name="P27">{</text:p>
      <text:p text:style-name="P40"><text:s text:c="2"/><text:span text:style-name="T11">public function </text:span>getWithJobs()</text:p>
      <text:p text:style-name="P40"><text:s text:c="2"/>{</text:p>
      <text:p text:style-name="P40"><text:s text:c="4"/>$query = $this-&gt;getEntityManager()-&gt;createQuery(</text:p>
      <text:p text:style-name="P40"><text:s text:c="6"/>'SELECT c FROM EnsJobeetBundle:Category c LEFT JOIN c.jobs j WHERE j.expires_at &gt; :date'</text:p>
      <text:p text:style-name="P40"><text:s text:c="4"/>)-&gt;setParameter('date', date('Y-m-d H:i:s', time()));</text:p>
      <text:p text:style-name="P40"><text:s/></text:p>
      <text:p text:style-name="P40"><text:s text:c="4"/><text:span text:style-name="T11">return </text:span>$query-&gt;getResult();</text:p>
      <text:p text:style-name="P27"><text:span text:style-name="T15"><text:s text:c="2"/>}</text:span><text:tab/></text:p>
      <text:p text:style-name="P27">}</text:p>
      <text:p text:style-name="P27"/>
      <text:p text:style-name="P5">5. Odchudzamy kontroler i modyfikujemy metodę indexAction() </text:p>
      <text:p text:style-name="P5"/>
      <text:p text:style-name="P5">src\Ens\JobeetBundle\Controller\JobController.php</text:p>
      <text:p text:style-name="P3"><text:span text:style-name="T1"/></text:p>
      <text:p text:style-name="P3"><text:s text:c="4"/><text:span text:style-name="T6">public function </text:span>indexAction()</text:p>
      <text:p text:style-name="P27"><text:s text:c="4"/>{</text:p>
      <text:p text:style-name="P41"><text:span text:style-name="T1"><text:s text:c="8"/>$em = $this-&gt;getDoctrine()-&gt;getManager();</text:span></text:p>
      <text:p text:style-name="P27"><text:s text:c="8"/></text:p>
      <text:p text:style-name="P40"><text:s text:c="8"/>$categories = $em-&gt;getRepository('EnsJobeetBundle:Category')-&gt;getWithJobs();</text:p>
      <text:p text:style-name="P40"><text:s/></text:p>
      <text:p text:style-name="P40"><text:s text:c="8"/><text:span text:style-name="T11">foreach</text:span>($categories <text:span text:style-name="T11">as </text:span>$category)</text:p>
      <text:p text:style-name="P40"><text:s text:c="8"/>{</text:p>
      <text:p text:style-name="P40"><text:s text:c="10"/>$category-&gt;setActiveJobs($em-&gt;getRepository('EnsJobeetBundle:Job')-&gt;getActiveJobs($category-&gt;getId()));</text:p>
      <text:p text:style-name="P40"><text:s text:c="8"/>}</text:p>
      <text:p text:style-name="P40"><text:s/></text:p>
      <text:p text:style-name="P40"><text:s text:c="8"/><text:span text:style-name="T11">return </text:span>$this-&gt;render('EnsJobeetBundle:Job:index.html.twig', <text:span text:style-name="T11">array</text:span>(</text:p>
      <text:p text:style-name="P40"><text:s text:c="12"/>'categories' =&gt; $categories</text:p>
      <text:p text:style-name="P40"><text:s text:c="8"/>));</text:p>
      <text:p text:style-name="P41"><text:span text:style-name="T1"><text:s text:c="8"/></text:span></text:p>
      <text:p text:style-name="P27"><text:s text:c="4"/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6. Aby to zadziałało musimy dodać nowy obiekt</text:p>
      <text:p text:style-name="P27"/>
      <text:p text:style-name="P42">&lt;?php</text:p>
      <text:p text:style-name="P41"/>
      <text:p text:style-name="P27">namespace Ens\JobeetBundle\Entity;</text:p>
      <text:p text:style-name="P41"/>
      <text:p text:style-name="P41"><text:span text:style-name="T6">use </text:span><text:span text:style-name="T1">Doctrine\ORM\Mapping </text:span><text:span text:style-name="T6">as </text:span><text:span text:style-name="T1">ORM;</text:span></text:p>
      <text:p text:style-name="P41"/>
      <text:p text:style-name="P39">/**</text:p>
      <text:p text:style-name="P39"><text:s/>* Category</text:p>
      <text:p text:style-name="P39"><text:s/>*/</text:p>
      <text:p text:style-name="P41"><text:span text:style-name="T6">class </text:span><text:span text:style-name="T1">Category</text:span></text:p>
      <text:p text:style-name="P27">{</text:p>
      <text:p text:style-name="P41"><text:span text:style-name="T19">...</text:span></text:p>
      <text:p text:style-name="P27"><text:s text:c="4"/></text:p>
      <text:p text:style-name="P41"><text:span text:style-name="T1"><text:s text:c="4"/></text:span><text:span text:style-name="T17">private </text:span><text:span text:style-name="T15">$active_jobs;</text:span></text:p>
      <text:p text:style-name="P41"/>
      <text:p text:style-name="P41"><text:span text:style-name="T19">...</text:span></text:p>
      <text:p text:style-name="P27"><text:s text:c="4"/></text:p>
      <text:p text:style-name="P40"><text:s text:c="2"/><text:span text:style-name="T11">public function </text:span>setActiveJobs($jobs)</text:p>
      <text:p text:style-name="P40"><text:s text:c="2"/>{</text:p>
      <text:p text:style-name="P40"><text:s text:c="4"/>$this-&gt;active_jobs = $jobs;</text:p>
      <text:p text:style-name="P40"><text:s text:c="2"/>}</text:p>
      <text:p text:style-name="P40"><text:s/></text:p>
      <text:p text:style-name="P40"><text:s text:c="2"/><text:span text:style-name="T11">public function </text:span>getActiveJobs()</text:p>
      <text:p text:style-name="P40"><text:s text:c="2"/>{</text:p>
      <text:p text:style-name="P40"><text:s text:c="4"/><text:span text:style-name="T11">return </text:span>$this-&gt;active_jobs;</text:p>
      <text:p text:style-name="P40"><text:s text:c="2"/>}</text:p>
      <text:p text:style-name="P27"><text:s text:c="4"/></text:p>
      <text:p text:style-name="P27">}</text:p>
      <text:p text:style-name="P27"/>
      <text:p text:style-name="P29">7. W template dodajemy zmienną <text:span text:style-name="T18">category</text:span> :</text:p>
      <text:p text:style-name="P27"/>
      <text:p text:style-name="P27">{# src/Ens/JobeetBundle/Resources/views/Job/index.html.twig #}</text:p>
      <text:p text:style-name="P27">...</text:p>
      <text:p text:style-name="P27"><text:span text:style-name="T20">{%</text:span><text:span text:style-name="T6"> block </text:span>content<text:span text:style-name="T6"> </text:span><text:span text:style-name="T20">%}</text:span></text:p>
      <text:p text:style-name="P41"><text:span text:style-name="T1"><text:s text:c="2"/></text:span><text:span text:style-name="T21">&lt;</text:span><text:span text:style-name="T22">div</text:span> <text:span text:style-name="T23">id</text:span><text:span text:style-name="T1">=</text:span><text:span text:style-name="T24">"jobs"</text:span><text:span text:style-name="T21">&gt;</text:span></text:p>
      <text:p text:style-name="P41"><text:span text:style-name="T1"><text:s text:c="4"/></text:span><text:span text:style-name="T20">{%</text:span><text:span text:style-name="T6"> for </text:span><text:span text:style-name="T15">category</text:span><text:span text:style-name="T6"> in </text:span><text:span text:style-name="T15">categories</text:span><text:span text:style-name="T6"> </text:span><text:span text:style-name="T20">%}</text:span></text:p>
      <text:p text:style-name="P41"><text:span text:style-name="T1"><text:s text:c="6"/></text:span><text:span text:style-name="T21">&lt;</text:span><text:span text:style-name="T22">div</text:span><text:span text:style-name="T21">&gt;</text:span></text:p>
      <text:p text:style-name="P41"><text:span text:style-name="T1"><text:s text:c="8"/></text:span><text:span text:style-name="T21">&lt;</text:span><text:span text:style-name="T22">div</text:span> <text:span text:style-name="T23">class</text:span><text:span text:style-name="T1">=</text:span><text:span text:style-name="T24">"category"</text:span><text:span text:style-name="T21">&gt;</text:span></text:p>
      <text:p text:style-name="P41"><text:span text:style-name="T1"><text:s text:c="10"/></text:span><text:span text:style-name="T21">&lt;</text:span><text:span text:style-name="T22">div</text:span> <text:span text:style-name="T23">class</text:span><text:span text:style-name="T1">=</text:span><text:span text:style-name="T24">"feed"</text:span><text:span text:style-name="T21">&gt;</text:span></text:p>
      <text:p text:style-name="P41"><text:span text:style-name="T1"><text:s text:c="12"/></text:span><text:span text:style-name="T21">&lt;</text:span><text:span text:style-name="T22">a</text:span> <text:span text:style-name="T23">href</text:span><text:span text:style-name="T1">=</text:span><text:span text:style-name="T24">""</text:span><text:span text:style-name="T21">&gt;</text:span><text:span text:style-name="T1">Feed</text:span><text:span text:style-name="T21">&lt;/</text:span><text:span text:style-name="T22">a</text:span><text:span text:style-name="T21">&gt;</text:span></text:p>
      <text:p text:style-name="P41"><text:span text:style-name="T1"><text:s text:c="10"/></text:span><text:span text:style-name="T21">&lt;/</text:span><text:span text:style-name="T22">div</text:span><text:span text:style-name="T21">&gt;</text:span></text:p>
      <text:p text:style-name="P41"><text:span text:style-name="T1"><text:s text:c="10"/></text:span><text:span text:style-name="T21">&lt;</text:span><text:span text:style-name="T22">h1</text:span><text:span text:style-name="T21">&gt;</text:span><text:span text:style-name="T20">{{</text:span><text:span text:style-name="T6"> </text:span><text:span text:style-name="T15">category</text:span><text:span text:style-name="T25">.</text:span><text:span text:style-name="T1">name</text:span><text:span text:style-name="T6"> </text:span><text:span text:style-name="T20">}}</text:span><text:span text:style-name="T21">&lt;/</text:span><text:span text:style-name="T22">h1</text:span><text:span text:style-name="T21">&gt;</text:span></text:p>
      <text:p text:style-name="P41"><text:span text:style-name="T1"><text:s text:c="8"/></text:span><text:span text:style-name="T21">&lt;/</text:span><text:span text:style-name="T22">div</text:span><text:span text:style-name="T21">&gt;</text:span></text:p>
      <text:p text:style-name="P41"><text:span text:style-name="T1"><text:s text:c="8"/></text:span><text:span text:style-name="T21">&lt;</text:span><text:span text:style-name="T22">table</text:span> <text:span text:style-name="T23">class</text:span><text:span text:style-name="T1">=</text:span><text:span text:style-name="T24">"jobs"</text:span><text:span text:style-name="T21">&gt;</text:span></text:p>
      <text:p text:style-name="P41"><text:span text:style-name="T1"><text:s text:c="10"/></text:span><text:span text:style-name="T20">{%</text:span><text:span text:style-name="T6"> for </text:span><text:span text:style-name="T1">entity</text:span><text:span text:style-name="T6"> in </text:span><text:span text:style-name="T15">category</text:span><text:span text:style-name="T25">.</text:span><text:span text:style-name="T1">activejobs</text:span><text:span text:style-name="T6"> </text:span><text:span text:style-name="T20">%}</text:span></text:p>
      <text:p text:style-name="P41"><text:span text:style-name="T1"><text:s text:c="12"/></text:span><text:span text:style-name="T21">&lt;</text:span><text:span text:style-name="T22">tr</text:span> <text:span text:style-name="T23">class</text:span><text:span text:style-name="T1">=</text:span>"<text:span text:style-name="T20">{{</text:span><text:span text:style-name="T6"> </text:span><text:span text:style-name="T1">cycle</text:span><text:span text:style-name="T25">([</text:span><text:span text:style-name="T8">'even'</text:span><text:span text:style-name="T25">,</text:span><text:span text:style-name="T6"> </text:span><text:span text:style-name="T8">'odd'</text:span><text:span text:style-name="T25">],</text:span><text:span text:style-name="T6"> </text:span><text:span text:style-name="T1">loop</text:span><text:span text:style-name="T25">.</text:span><text:span text:style-name="T1">index</text:span><text:span text:style-name="T25">)</text:span><text:span text:style-name="T6"> </text:span><text:span text:style-name="T20">}}</text:span>"<text:span text:style-name="T21">&gt;</text:span></text:p>
      <text:p text:style-name="P41"><text:span text:style-name="T1"><text:s text:c="14"/></text:span><text:span text:style-name="T21">&lt;</text:span><text:span text:style-name="T22">td</text:span> <text:span text:style-name="T23">class</text:span><text:span text:style-name="T1">=</text:span><text:span text:style-name="T24">"location"</text:span><text:span text:style-name="T21">&gt;</text:span><text:span text:style-name="T20">{{</text:span><text:span text:style-name="T6"> </text:span><text:span text:style-name="T1">entity</text:span><text:span text:style-name="T25">.</text:span><text:span text:style-name="T1">location</text:span><text:span text:style-name="T6"> </text:span><text:span text:style-name="T20">}}</text:span><text:span text:style-name="T21">&lt;/</text:span><text:span text:style-name="T22">td</text:span><text:span text:style-name="T21">&gt;</text:span></text:p>
      <text:p text:style-name="P41"><text:span text:style-name="T1"><text:s text:c="14"/></text:span><text:span text:style-name="T21">&lt;</text:span><text:span text:style-name="T22">td</text:span> <text:span text:style-name="T23">class</text:span><text:span text:style-name="T1">=</text:span><text:span text:style-name="T24">"position"</text:span><text:span text:style-name="T21">&gt;</text:span></text:p>
      <text:p text:style-name="P41"><text:span text:style-name="T1"><text:s text:c="16"/></text:span><text:span text:style-name="T21">&lt;</text:span><text:span text:style-name="T22">a</text:span> <text:span text:style-name="T23">href</text:span><text:span text:style-name="T1">=</text:span>"<text:span text:style-name="T20">{{</text:span><text:span text:style-name="T6"> </text:span><text:span text:style-name="T1">path</text:span><text:span text:style-name="T25">(</text:span><text:span text:style-name="T8">'ens_job_show'</text:span><text:span text:style-name="T25">,</text:span><text:span text:style-name="T6"> </text:span><text:span text:style-name="T26">{</text:span><text:span text:style-name="T6"> </text:span><text:span text:style-name="T8">'id'</text:span><text:span text:style-name="T25">:</text:span><text:span text:style-name="T6"> </text:span><text:span text:style-name="T1">entity</text:span><text:span text:style-name="T25">.</text:span><text:span text:style-name="T1">id</text:span><text:span text:style-name="T25">,</text:span><text:span text:style-name="T6"> </text:span><text:span text:style-name="T8">'company'</text:span><text:span text:style-name="T25">:</text:span><text:span text:style-name="T6"> </text:span><text:span text:style-name="T1">entity</text:span><text:span text:style-name="T25">.</text:span><text:span text:style-name="T1">companyslug</text:span><text:span text:style-name="T25">,</text:span><text:span text:style-name="T6"> </text:span><text:span text:style-name="T8">'location'</text:span><text:span text:style-name="T25">:</text:span><text:span text:style-name="T6"> </text:span><text:span text:style-name="T1">entity</text:span><text:span text:style-name="T25">.</text:span><text:span text:style-name="T1">locationslug</text:span><text:span text:style-name="T25">,</text:span><text:span text:style-name="T6"> </text:span><text:span text:style-name="T8">'position'</text:span><text:span text:style-name="T25">:</text:span><text:span text:style-name="T6"> </text:span><text:span text:style-name="T1">entity</text:span><text:span text:style-name="T25">.</text:span><text:span text:style-name="T1">positionslug</text:span><text:span text:style-name="T6"> </text:span><text:span text:style-name="T26">}</text:span><text:span text:style-name="T25">)</text:span><text:span text:style-name="T6"> </text:span><text:span text:style-name="T20">}}</text:span>"<text:span text:style-name="T21">&gt;</text:span></text:p>
      <text:p text:style-name="P41"><text:span text:style-name="T1"><text:s text:c="18"/></text:span><text:span text:style-name="T20">{{</text:span><text:span text:style-name="T6"> </text:span><text:span text:style-name="T1">entity</text:span><text:span text:style-name="T25">.</text:span><text:span text:style-name="T1">position</text:span><text:span text:style-name="T6"> </text:span><text:span text:style-name="T20">}}</text:span></text:p>
      <text:p text:style-name="P41"><text:span text:style-name="T1"><text:s text:c="16"/></text:span><text:span text:style-name="T21">&lt;/</text:span><text:span text:style-name="T22">a</text:span><text:span text:style-name="T21">&gt;</text:span></text:p>
      <text:p text:style-name="P41"><text:span text:style-name="T1"><text:s text:c="14"/></text:span><text:span text:style-name="T21">&lt;/</text:span><text:span text:style-name="T22">td</text:span><text:span text:style-name="T21">&gt;</text:span></text:p>
      <text:p text:style-name="P41"><text:span text:style-name="T1"><text:s text:c="14"/></text:span><text:span text:style-name="T21">&lt;</text:span><text:span text:style-name="T22">td</text:span> <text:span text:style-name="T23">class</text:span><text:span text:style-name="T1">=</text:span><text:span text:style-name="T24">"company"</text:span><text:span text:style-name="T21">&gt;</text:span><text:span text:style-name="T20">{{</text:span><text:span text:style-name="T6"> </text:span><text:span text:style-name="T1">entity</text:span><text:span text:style-name="T25">.</text:span><text:span text:style-name="T1">company</text:span><text:span text:style-name="T6"> </text:span><text:span text:style-name="T20">}}</text:span><text:span text:style-name="T21">&lt;/</text:span><text:span text:style-name="T22">td</text:span><text:span text:style-name="T21">&gt;</text:span></text:p>
      <text:p text:style-name="P41"><text:span text:style-name="T1"><text:s text:c="12"/></text:span><text:span text:style-name="T21">&lt;/</text:span><text:span text:style-name="T22">tr</text:span><text:span text:style-name="T21">&gt;</text:span></text:p>
      <text:p text:style-name="P41"><text:span text:style-name="T1"><text:s text:c="10"/></text:span><text:span text:style-name="T20">{%</text:span><text:span text:style-name="T6"> endfor </text:span><text:span text:style-name="T20">%}</text:span></text:p>
      <text:p text:style-name="P41"><text:span text:style-name="T1"><text:s text:c="8"/></text:span><text:span text:style-name="T21">&lt;/</text:span><text:span text:style-name="T22">table</text:span><text:span text:style-name="T21">&gt;</text:span></text:p>
      <text:p text:style-name="P41"><text:span text:style-name="T1"><text:s text:c="6"/></text:span><text:span text:style-name="T21">&lt;/</text:span><text:span text:style-name="T22">div</text:span><text:span text:style-name="T21">&gt;</text:span></text:p>
      <text:p text:style-name="P41"><text:span text:style-name="T1"><text:s text:c="4"/></text:span><text:span text:style-name="T20">{%</text:span><text:span text:style-name="T6"> endfor </text:span><text:span text:style-name="T20">%}</text:span></text:p>
      <text:p text:style-name="P41"><text:span text:style-name="T1"><text:s text:c="2"/></text:span><text:span text:style-name="T21">&lt;/</text:span><text:span text:style-name="T22">div</text:span><text:span text:style-name="T21">&gt;</text:span></text:p>
      <text:p text:style-name="P41"><text:span text:style-name="T20">{%</text:span><text:span text:style-name="T6"> endblock </text:span><text:span text:style-name="T20">%}</text:span></text:p>
      <text:p text:style-name="P38"><text:soft-page-break/>Wprowadzenie limitu wyświetlanych ofert z danej kategorii</text:p>
      <text:p text:style-name="P38"/>
      <text:p text:style-name="P37">1. Do pliku JobRepository.php dodajemy zmienną <text:span text:style-name="T18">$max</text:span></text:p>
      <text:p text:style-name="P37"/>
      <text:p text:style-name="P37">src\Ens\JobeetBundle\Repository\JobRepository.php</text:p>
      <text:p text:style-name="P37"/>
      <text:p text:style-name="P43">&lt;?php</text:p>
      <text:p text:style-name="P41"/>
      <text:p text:style-name="P27">namespace <text:span text:style-name="T9">Ens</text:span>\JobeetBundle\Repository;</text:p>
      <text:p text:style-name="P41"/>
      <text:p text:style-name="P41"><text:span text:style-name="T6">use </text:span><text:span text:style-name="T5">Doctrine</text:span><text:span text:style-name="T1">\ORM\EntityRepository;</text:span></text:p>
      <text:p text:style-name="P41"/>
      <text:p text:style-name="P39">/**</text:p>
      <text:p text:style-name="P39"><text:s/>* JobRepository</text:p>
      <text:p text:style-name="P39"><text:s/>*</text:p>
      <text:p text:style-name="P39"><text:s/>* This class was generated by the Doctrine ORM. Add your own custom</text:p>
      <text:p text:style-name="P39"><text:s/>* repository methods below.</text:p>
      <text:p text:style-name="P39"><text:s/>*/</text:p>
      <text:p text:style-name="P41"><text:span text:style-name="T6">class </text:span><text:span text:style-name="T1">JobRepository </text:span><text:span text:style-name="T6">extends </text:span><text:span text:style-name="T1">EntityRepository</text:span></text:p>
      <text:p text:style-name="P27">{</text:p>
      <text:p text:style-name="P41"><text:span text:style-name="T1"><text:s text:c="2"/></text:span><text:span text:style-name="T6">public function </text:span><text:span text:style-name="T1">getActiveJobs($category_id = </text:span><text:span text:style-name="T6">null</text:span><text:span text:style-name="T1">, </text:span><text:span text:style-name="T15">$max = </text:span><text:span text:style-name="T17">null</text:span><text:span text:style-name="T1">)</text:span></text:p>
      <text:p text:style-name="P27"><text:s text:c="2"/>{</text:p>
      <text:p text:style-name="P41"><text:span text:style-name="T1"><text:s text:c="4"/>$qb = $this-&gt;createQueryBuilder(</text:span><text:span text:style-name="T8">'j'</text:span><text:span text:style-name="T1">)</text:span></text:p>
      <text:p text:style-name="P41"><text:span text:style-name="T1"><text:s text:c="6"/>-&gt;where(</text:span><text:span text:style-name="T8">'j.expires_at &gt; :date'</text:span><text:span text:style-name="T1">)</text:span></text:p>
      <text:p text:style-name="P41"><text:span text:style-name="T1"><text:s text:c="6"/>-&gt;setParameter(</text:span><text:span text:style-name="T8">'date'</text:span><text:span text:style-name="T1">, date(</text:span><text:span text:style-name="T8">'Y-m-d H:i:s'</text:span><text:span text:style-name="T1">, time()))</text:span></text:p>
      <text:p text:style-name="P41"><text:span text:style-name="T1"><text:s text:c="6"/>-&gt;orderBy(</text:span><text:span text:style-name="T8">'j.expires_at'</text:span><text:span text:style-name="T1">, </text:span><text:span text:style-name="T8">'DESC'</text:span><text:span text:style-name="T1">);</text:span></text:p>
      <text:p text:style-name="P41"/>
      <text:p text:style-name="P40"><text:s text:c="4"/><text:span text:style-name="T11">if</text:span>($max)</text:p>
      <text:p text:style-name="P40"><text:s text:c="4"/>{</text:p>
      <text:p text:style-name="P40"><text:s text:c="6"/>$qb-&gt;setMaxResults($max);</text:p>
      <text:p text:style-name="P40"><text:s text:c="4"/>}</text:p>
      <text:p text:style-name="P41"><text:span text:style-name="T1"><text:s text:c="4"/></text:span><text:span text:style-name="T6">if</text:span><text:span text:style-name="T1">($category_id)</text:span></text:p>
      <text:p text:style-name="P27"><text:s text:c="4"/>{</text:p>
      <text:p text:style-name="P41"><text:span text:style-name="T1"><text:s text:c="6"/>$qb-&gt;andWhere(</text:span><text:span text:style-name="T8">'j.category = :category_id'</text:span><text:span text:style-name="T1">)</text:span></text:p>
      <text:p text:style-name="P41"><text:span text:style-name="T1"><text:s text:c="9"/>-&gt;setParameter(</text:span><text:span text:style-name="T8">'category_id'</text:span><text:span text:style-name="T1">, $category_id);</text:span></text:p>
      <text:p text:style-name="P27"><text:s text:c="4"/>}</text:p>
      <text:p text:style-name="P27"><text:s/></text:p>
      <text:p text:style-name="P27"><text:s text:c="4"/>$query = $qb-&gt;getQuery();</text:p>
      <text:p text:style-name="P27"><text:s/></text:p>
      <text:p text:style-name="P41"><text:span text:style-name="T1"><text:s text:c="4"/></text:span><text:span text:style-name="T6">return </text:span><text:span text:style-name="T1">$query-&gt;getResult();</text:span></text:p>
      <text:p text:style-name="P27"><text:s text:c="2"/>}</text:p>
      <text:p text:style-name="P27">}</text:p>
      <text:p text:style-name="P27"/>
      <text:p text:style-name="P29">2. Dodanie parametru <text:span text:style-name="T15">10</text:span> w kontrolerze:</text:p>
      <text:p text:style-name="P29"/>
      <text:p text:style-name="P29">// src/Ens/JobeetBundle/Controller/JobController.php</text:p>
      <text:p text:style-name="P29"/>
      <text:p text:style-name="P27">$category-&gt;setActiveJobs($em-&gt;getRepository(<text:span text:style-name="T8">'EnsJobeetBundle:Job'</text:span>)-&gt;getActiveJobs($category-&gt;getId(), <text:span text:style-name="T15">10</text:span>));</text:p>
      <text:p text:style-name="P27"/>
      <text:p text:style-name="P29">3. Dodanie na końcu pliku konfiguracyjnego parametru:</text:p>
      <text:p text:style-name="P29"/>
      <text:p text:style-name="P41"># app/config/config.yml</text:p>
      <text:p text:style-name="P41"># ...</text:p>
      <text:p text:style-name="P41"><text:s text:c="4"/></text:p>
      <text:p text:style-name="P40">parameters:</text:p>
      <text:p text:style-name="P40"><text:s text:c="4"/>max_jobs_on_homepage: 10</text:p>
      <text:p text:style-name="P29"/>
      <text:p text:style-name="P29">4. Modyfikujemy kontroler // src/Ens/JobeetBundle/Controller/JobController.php</text:p>
      <text:p text:style-name="P29"/>
      <text:p text:style-name="P27">$category-&gt;setActiveJobs($em-&gt;getRepository(<text:span text:style-name="T8">'EnsJobeetBundle:Job'</text:span>)-&gt;getActiveJobs($category-&gt;getId(), <text:span text:style-name="T15">$this-&gt;container-&gt;getParameter('max_jobs_on_homepage')</text:span>));</text:p>
      <text:p text:style-name="P31"><text:soft-page-break/>Dinamic Fixtures – dodanie większej liczby ofert</text:p>
      <text:p text:style-name="P31"/>
      <text:p text:style-name="P30">1. W pliku z przykładowymi danymi LoadJobData.php dodamy większą liczbę ofert.</text:p>
      <text:p text:style-name="P30"/>
      <text:p text:style-name="P30">W pętli załadujemy 30 nowych ofert.</text:p>
      <text:p text:style-name="P30"/>
      <text:p text:style-name="P30">src\Ens\JobeetBundle\DataFixtures\ORM\LoadJobData.php</text:p>
      <text:p text:style-name="P30"/>
      <text:p text:style-name="P43">&lt;?php</text:p>
      <text:p text:style-name="P41"/>
      <text:p text:style-name="P45">// src/Ens/JobeetBundle/DataFixtures/ORM/LoadJobData.php</text:p>
      <text:p text:style-name="P27">namespace Ens\JobeetBundle\DataFixtures\ORM;</text:p>
      <text:p text:style-name="P27"><text:s/></text:p>
      <text:p text:style-name="P41"><text:span text:style-name="T6">use </text:span><text:span text:style-name="T1">Doctrine\Common\Persistence\ObjectManager;</text:span></text:p>
      <text:p text:style-name="P41"><text:span text:style-name="T6">use </text:span><text:span text:style-name="T1">Doctrine\Common\DataFixtures\AbstractFixture;</text:span></text:p>
      <text:p text:style-name="P41"><text:span text:style-name="T6">use </text:span><text:span text:style-name="T1">Doctrine\Common\DataFixtures\OrderedFixtureInterface;</text:span></text:p>
      <text:p text:style-name="P41"><text:span text:style-name="T6">use </text:span><text:span text:style-name="T1">Ens\JobeetBundle\Entity\Job;</text:span></text:p>
      <text:p text:style-name="P27"><text:s/></text:p>
      <text:p text:style-name="P41"><text:span text:style-name="T6">class </text:span><text:span text:style-name="T1">LoadJobData </text:span><text:span text:style-name="T6">extends </text:span><text:span text:style-name="T1">AbstractFixture </text:span><text:span text:style-name="T6">implements </text:span><text:span text:style-name="T1">OrderedFixtureInterface</text:span></text:p>
      <text:p text:style-name="P27">{</text:p>
      <text:p text:style-name="P41"><text:span text:style-name="T1"><text:s text:c="2"/></text:span><text:span text:style-name="T6">public function </text:span><text:span text:style-name="T1">load(ObjectManager $em)</text:span></text:p>
      <text:p text:style-name="P41"><text:span text:style-name="T1"><text:s text:c="2"/>{</text:span></text:p>
      <text:p text:style-name="P27">... <text:s text:c="3"/></text:p>
      <text:p text:style-name="P27"><text:s text:c="4"/></text:p>
      <text:p text:style-name="P41"><text:span text:style-name="T1"><text:s text:c="4"/></text:span><text:span text:style-name="T6">for</text:span><text:span text:style-name="T1">($i = 100; $i &lt;= 130; $i++)</text:span></text:p>
      <text:p text:style-name="P27"><text:s text:c="4"/>{</text:p>
      <text:p text:style-name="P41"><text:span text:style-name="T1"><text:s text:c="6"/>$job = </text:span><text:span text:style-name="T6">new </text:span><text:span text:style-name="T1">Job();</text:span></text:p>
      <text:p text:style-name="P41"><text:span text:style-name="T1"><text:s text:c="6"/>$job-&gt;setCategory($em-&gt;merge($this-&gt;getReference(</text:span><text:span text:style-name="T8">'category-programming'</text:span><text:span text:style-name="T1">)));</text:span></text:p>
      <text:p text:style-name="P41"><text:span text:style-name="T1"><text:s text:c="6"/>$job-&gt;setType(</text:span><text:span text:style-name="T8">'full-time'</text:span><text:span text:style-name="T1">);</text:span></text:p>
      <text:p text:style-name="P41"><text:span text:style-name="T1"><text:s text:c="6"/>$job-&gt;setCompany(</text:span><text:span text:style-name="T8">'Company '</text:span><text:span text:style-name="T1">.$i);</text:span></text:p>
      <text:p text:style-name="P41"><text:span text:style-name="T1"><text:s text:c="6"/>$job-&gt;setPosition(</text:span><text:span text:style-name="T8">'Web Developer'</text:span><text:span text:style-name="T1">);</text:span></text:p>
      <text:p text:style-name="P41"><text:span text:style-name="T1"><text:s text:c="6"/>$job-&gt;setLocation(</text:span><text:span text:style-name="T8">'Paris, France'</text:span><text:span text:style-name="T1">);</text:span></text:p>
      <text:p text:style-name="P41"><text:span text:style-name="T1"><text:s text:c="6"/>$job-&gt;setDescription(</text:span><text:span text:style-name="T8">'Lorem ipsum dolor sit amet, consectetur adipisicing elit.'</text:span><text:span text:style-name="T1">);</text:span></text:p>
      <text:p text:style-name="P41"><text:span text:style-name="T1"><text:s text:c="6"/>$job-&gt;setHowToApply(</text:span><text:span text:style-name="T8">'Send your resume to lorem.ipsum [at] dolor.sit'</text:span><text:span text:style-name="T1">);</text:span></text:p>
      <text:p text:style-name="P41"><text:span text:style-name="T1"><text:s text:c="6"/>$job-&gt;setIsPublic(</text:span><text:span text:style-name="T6">true</text:span><text:span text:style-name="T1">);</text:span></text:p>
      <text:p text:style-name="P41"><text:span text:style-name="T1"><text:s text:c="6"/>$job-&gt;setIsActivated(</text:span><text:span text:style-name="T6">true</text:span><text:span text:style-name="T1">);</text:span></text:p>
      <text:p text:style-name="P41"><text:span text:style-name="T1"><text:s text:c="6"/>$job-&gt;setToken(</text:span><text:span text:style-name="T8">'job_'</text:span><text:span text:style-name="T1">.$i);</text:span></text:p>
      <text:p text:style-name="P41"><text:span text:style-name="T1"><text:s text:c="6"/>$job-&gt;setEmail(</text:span><text:span text:style-name="T8">'job@example.com'</text:span><text:span text:style-name="T1">);</text:span></text:p>
      <text:p text:style-name="P27"><text:s/></text:p>
      <text:p text:style-name="P27"><text:s text:c="6"/>$em-&gt;persist($job);</text:p>
      <text:p text:style-name="P27"><text:s text:c="4"/>}</text:p>
      <text:p text:style-name="P27"><text:s text:c="4"/></text:p>
      <text:p text:style-name="P27"><text:s/></text:p>
      <text:p text:style-name="P27"><text:s text:c="4"/>$em-&gt;flush();</text:p>
      <text:p text:style-name="P27"><text:s text:c="2"/>}</text:p>
      <text:p text:style-name="P27"><text:s/></text:p>
      <text:p text:style-name="P41"><text:span text:style-name="T1"><text:s text:c="2"/></text:span><text:span text:style-name="T6">public function </text:span><text:span text:style-name="T1">getOrder()</text:span></text:p>
      <text:p text:style-name="P27"><text:s text:c="2"/>{</text:p>
      <text:p text:style-name="P41"><text:span text:style-name="T1"><text:s text:c="4"/></text:span><text:span text:style-name="T6">return </text:span><text:span text:style-name="T1">2; </text:span><text:span text:style-name="T12">// the order in which fixtures will be loaded</text:span></text:p>
      <text:p text:style-name="P27"><text:s text:c="2"/>}</text:p>
      <text:p text:style-name="P27">}</text:p>
      <text:p text:style-name="P27"/>
      <text:p text:style-name="P18">2. Załadowanie danych do tabel:</text:p>
      <text:p text:style-name="P18"/>
      <text:p text:style-name="P46">php app/console doctrine:fixtures:load</text:p>
      <text:p text:style-name="P46"/>
      <text:p text:style-name="P46"/>
      <text:p text:style-name="P46"/>
      <text:p text:style-name="P46"/>
      <text:p text:style-name="P46"/>
      <text:p text:style-name="P46"/>
      <text:p text:style-name="P38"><text:soft-page-break/>Zabezpieczenie przed wyświetleniem oferty, która wygasła</text:p>
      <text:p text:style-name="P30">Po wpisaniu adresu URL wygasłej oferty zostanie wyświetlona strona 404.</text:p>
      <text:p text:style-name="P28"/>
      <text:p text:style-name="P37">1. Dodanie nowej metody do pliku</text:p>
      <text:p text:style-name="P37">// src/Ens/JobeetBundle/Repository/JobRepository.php</text:p>
      <text:p text:style-name="P44"/>
      <text:p text:style-name="P41"><text:span text:style-name="T14">&lt;?php</text:span></text:p>
      <text:p text:style-name="P27">namespace <text:span text:style-name="T9">Ens</text:span>\JobeetBundle\Repository;</text:p>
      <text:p text:style-name="P41"/>
      <text:p text:style-name="P41"><text:span text:style-name="T6">use </text:span><text:span text:style-name="T5">Doctrine</text:span><text:span text:style-name="T1">\ORM\EntityRepository;</text:span></text:p>
      <text:p text:style-name="P41"/>
      <text:p text:style-name="P39">/**</text:p>
      <text:p text:style-name="P39"><text:s/>* JobRepository</text:p>
      <text:p text:style-name="P39"><text:s/>*</text:p>
      <text:p text:style-name="P39"><text:s/>* This class was generated by the Doctrine ORM. Add your own custom</text:p>
      <text:p text:style-name="P39"><text:s/>* repository methods below.</text:p>
      <text:p text:style-name="P39"><text:s/>*/</text:p>
      <text:p text:style-name="P41"><text:span text:style-name="T6">class </text:span><text:span text:style-name="T1">JobRepository </text:span><text:span text:style-name="T6">extends </text:span><text:span text:style-name="T1">EntityRepository</text:span></text:p>
      <text:p text:style-name="P27">{</text:p>
      <text:p text:style-name="P27">...</text:p>
      <text:p text:style-name="P27"><text:s text:c="2"/></text:p>
      <text:p text:style-name="P41"><text:span text:style-name="T1"><text:s text:c="2"/></text:span><text:span text:style-name="T6">public function </text:span><text:span text:style-name="T1">getActiveJob($id)</text:span></text:p>
      <text:p text:style-name="P27"><text:s text:c="2"/>{</text:p>
      <text:p text:style-name="P41"><text:span text:style-name="T1"><text:s text:c="4"/>$query = $this-&gt;createQueryBuilder(</text:span><text:span text:style-name="T8">'j'</text:span><text:span text:style-name="T1">)</text:span></text:p>
      <text:p text:style-name="P41"><text:span text:style-name="T1"><text:s text:c="6"/>-&gt;where(</text:span><text:span text:style-name="T8">'j.id = :id'</text:span><text:span text:style-name="T1">)</text:span></text:p>
      <text:p text:style-name="P41"><text:span text:style-name="T1"><text:s text:c="6"/>-&gt;setParameter(</text:span><text:span text:style-name="T8">'id'</text:span><text:span text:style-name="T1">, $id)</text:span></text:p>
      <text:p text:style-name="P41"><text:span text:style-name="T1"><text:s text:c="6"/>-&gt;andWhere(</text:span><text:span text:style-name="T8">'j.expires_at &gt; :date'</text:span><text:span text:style-name="T1">)</text:span></text:p>
      <text:p text:style-name="P41"><text:span text:style-name="T1"><text:s text:c="6"/>-&gt;setParameter(</text:span><text:span text:style-name="T8">'date'</text:span><text:span text:style-name="T1">, date(</text:span><text:span text:style-name="T8">'Y-m-d H:i:s'</text:span><text:span text:style-name="T1">, time()))</text:span></text:p>
      <text:p text:style-name="P27"><text:s text:c="6"/>-&gt;setMaxResults(1)</text:p>
      <text:p text:style-name="P27"><text:s text:c="6"/>-&gt;getQuery();</text:p>
      <text:p text:style-name="P27"><text:s/></text:p>
      <text:p text:style-name="P41"><text:span text:style-name="T1"><text:s text:c="4"/></text:span><text:span text:style-name="T6">try </text:span><text:span text:style-name="T1">{</text:span></text:p>
      <text:p text:style-name="P27"><text:s text:c="6"/>$job = $query-&gt;getSingleResult();</text:p>
      <text:p text:style-name="P41"><text:span text:style-name="T1"><text:s text:c="4"/>} </text:span><text:span text:style-name="T6">catch </text:span><text:span text:style-name="T1">(\Doctrine\Orm\NoResultException $e) {</text:span></text:p>
      <text:p text:style-name="P41"><text:span text:style-name="T1"><text:s text:c="6"/>$job = </text:span><text:span text:style-name="T6">null</text:span><text:span text:style-name="T1">;</text:span></text:p>
      <text:p text:style-name="P27"><text:s text:c="4"/>}</text:p>
      <text:p text:style-name="P27"><text:s/></text:p>
      <text:p text:style-name="P41"><text:span text:style-name="T1"><text:s text:c="4"/></text:span><text:span text:style-name="T6">return </text:span><text:span text:style-name="T1">$job;</text:span></text:p>
      <text:p text:style-name="P27"><text:s text:c="2"/>}</text:p>
      <text:p text:style-name="P27"><text:s text:c="2"/></text:p>
      <text:p text:style-name="P27">}</text:p>
      <text:p text:style-name="P27"/>
      <text:p text:style-name="P29">2. Modyfikacja metody showAction($id) w kontrolerze:</text:p>
      <text:p text:style-name="P29"/>
      <text:p text:style-name="P29">// src/Ens/JobeetBundle/Controller/JobController.php</text:p>
      <text:p text:style-name="P29"/>
      <text:p text:style-name="P27"><text:s text:c="4"/><text:span text:style-name="T6">public function </text:span>showAction($id)</text:p>
      <text:p text:style-name="P27"><text:s text:c="4"/>{</text:p>
      <text:p text:style-name="P27"><text:s text:c="8"/>$em = $this-&gt;getDoctrine()-&gt;getManager();</text:p>
      <text:p text:style-name="P41"/>
      <text:p text:style-name="P41"><text:span text:style-name="T1"><text:s text:c="8"/></text:span><text:span text:style-name="T13">//$entity = $em-&gt;getRepository('EnsJobeetBundle:Job')-&gt;find($id);</text:span></text:p>
      <text:p text:style-name="P41"><text:span text:style-name="T1"><text:s text:c="8"/></text:span><text:span text:style-name="T15">$entity = $em-&gt;getRepository('EnsJobeetBundle:Job')-&gt;getActiveJob($id);</text:span></text:p>
      <text:p text:style-name="P41"/>
      <text:p text:style-name="P41"><text:span text:style-name="T1"><text:s text:c="8"/></text:span><text:span text:style-name="T6">if </text:span><text:span text:style-name="T1">(!$entity) {</text:span></text:p>
      <text:p text:style-name="P41"><text:span text:style-name="T1"><text:s text:c="12"/></text:span><text:span text:style-name="T6">throw </text:span><text:span text:style-name="T1">$this-&gt;createNotFoundException(</text:span><text:span text:style-name="T8">'Unable to find Job entity.'</text:span><text:span text:style-name="T1">);</text:span></text:p>
      <text:p text:style-name="P27"><text:s text:c="8"/>}</text:p>
      <text:p text:style-name="P41"/>
      <text:p text:style-name="P27"><text:s text:c="8"/>$deleteForm = $this-&gt;createDeleteForm($id);</text:p>
      <text:p text:style-name="P41"/>
      <text:p text:style-name="P41"><text:span text:style-name="T1"><text:s text:c="8"/></text:span><text:span text:style-name="T6">return </text:span><text:span text:style-name="T1">$this-&gt;render(</text:span><text:span text:style-name="T8">'EnsJobeetBundle:Job:show.html.twig'</text:span><text:span text:style-name="T1">, </text:span><text:span text:style-name="T6">array</text:span><text:span text:style-name="T1">(</text:span></text:p>
      <text:p text:style-name="P41"><text:span text:style-name="T1"><text:s text:c="12"/></text:span><text:span text:style-name="T8">'entity' <text:s text:c="5"/></text:span><text:span text:style-name="T1">=&gt; $entity,</text:span></text:p>
      <text:p text:style-name="P41"><text:span text:style-name="T1"><text:s text:c="12"/></text:span><text:span text:style-name="T8">'delete_form' </text:span><text:span text:style-name="T1">=&gt; $deleteForm-&gt;createView(), <text:s text:c="7"/>));</text:span></text:p>
      <text:p text:style-name="P27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6M7S</meta:editing-duration>
    <meta:editing-cycles>60</meta:editing-cycles>
    <meta:generator>OpenOffice.org/3.3$Win32 OpenOffice.org_project/330m20$Build-9567</meta:generator>
    <dc:date>2013-08-23T14:43:03.37</dc:date>
    <dc:creator>szymon idczak</dc:creator>
    <meta:document-statistic meta:table-count="0" meta:image-count="0" meta:object-count="0" meta:page-count="9" meta:paragraph-count="410" meta:word-count="1120" meta:character-count="12942"/>
    <meta:user-defined meta:name="Info 1"/>
    <meta:user-defined meta:name="Info 2"/>
    <meta:user-defined meta:name="Info 3"/>
    <meta:user-defined meta:name="Info 4"/>
  </office:meta>
</office:document-meta>
</file>